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6. Manter Usuário</text:h>
      <text:p text:style-name="Standard"/>
      <text:h text:style-name="Heading_20_2" text:outline-level="2">Descrição:</text:h>
      <text:p text:style-name="Standard"><text:tab/>O usuário pode se cadastrar no sistema ou alterar a sua conta.</text:p>
      <text:p text:style-name="Standard"><text:tab/></text:p>
      <text:h text:style-name="Heading_20_2" text:outline-level="2">Atores:</text:h>
      <text:p text:style-name="Standard"><text:tab/>Usuário público (Fluxos: inserir).</text:p>
      <text:p text:style-name="Standard"><text:tab/>Usuário privado (Fluxos: alterar).</text:p>
      <text:p text:style-name="Standard"><text:tab/></text:p>
      <text:h text:style-name="Heading_20_2" text:outline-level="2">Pré-Condições:</text:h>
      <text:p text:style-name="Standard"><text:tab/>O usuário deve estar cadastrado para alterar os dados da sua conta.</text:p>
      <text:p text:style-name="Standard"><text:tab/></text:p>
      <text:h text:style-name="Heading_20_2" text:outline-level="2">Fluxo Principal[Inserir]:</text:h>
      <text:p text:style-name="Standard"><text:tab/>1 - O usuário seleciona a opção de se cadastrar no sistema.</text:p>
      <text:p text:style-name="Standard"><text:tab/>2 - O sistema exibe a tela com o formulário de cadastro.</text:p>
      <text:p text:style-name="Standard"><text:tab/>3 - O usuário preenche os seus dados e clica em cadastrar. [E.1] [E.2][E.3] [E.4][E.5] [E.6][E.7]</text:p>
      <text:p text:style-name="Standard"><text:tab/>4 - O sistema exibe uma mensagem informando que o cadastro foi realizado com sucesso.</text:p>
      <text:p text:style-name="Standard"><text:tab/></text:p>
      <text:h text:style-name="Heading_20_2" text:outline-level="2">Fluxos Alternativos:</text:h>
      <text:p text:style-name="Standard"><text:tab/>A.1[Alterar]:</text:p>
      <text:p text:style-name="Standard"><text:tab/><text:tab/>1 - O usuário seleciona a opção “opções”.</text:p>
      <text:p text:style-name="Standard"><text:tab/><text:tab/>2 - O sistema exibe a tela com os dados do usuário e o formulário de edição.</text:p>
      <text:p text:style-name="Standard"><text:tab/><text:tab/>3 - O usuário preenche o formulário com os dados que gostaria de alterar e clica em salvar. [E.1] [E.2][E.3] [E.4][E.5] [E.6][E.7]</text:p>
      <text:p text:style-name="Standard"><text:tab/><text:tab/>4 - O sistema exibe uma mensagem informando que a alteração foi realizada com sucesso.</text:p>
      <text:h text:style-name="Heading_20_2" text:outline-level="2">Fluxos de Excessão:</text:h>
      <text:p text:style-name="Text_20_body"><text:tab/>E.1 [Campos obrigatórios não preenchidos]</text:p>
      <text:p text:style-name="Text_20_body"><text:tab/><text:tab/>1 – O sistema não insere o usuário, volta para tela de cadastro e informa que os campos obrigatórios devem ser preenchidos.</text:p>
      <text:p text:style-name="Text_20_body"><text:tab/></text:p>
      <text:p text:style-name="Text_20_body"><text:tab/>E.2 [Formato de e-mail não válido]</text:p>
      <text:p text:style-name="Text_20_body"><text:tab/><text:tab/>1 – O sistema não insere usuário, volta para tela de cadastro e informa que o formato do e-mail informado não é válido.</text:p>
      <text:p text:style-name="Text_20_body"><text:tab/></text:p>
      <text:p text:style-name="Text_20_body"><text:tab/>E.3 [Formato de data não válido]</text:p>
      <text:p text:style-name="Text_20_body"><text:tab/><text:tab/>1 – O sistema não insere usuário, volta para tela de cadastro e informa que o formato da data de nascimento informada não é válida.</text:p>
      <text:p text:style-name="Standard"><text:soft-page-break/><text:tab/>E.4[Login muito curto]</text:p>
      <text:p text:style-name="Standard"><text:tab/><text:tab/>1 – O sistema não insere o usuário, volta para a tela de cadastro e informa que o login informado é muito curto.</text:p>
      <text:p text:style-name="Standard"><text:tab/></text:p>
      <text:p text:style-name="Standard"><text:tab/>E.5[Senha muito curta]</text:p>
      <text:p text:style-name="Standard"><text:tab/><text:tab/>1 – O sistema não insere o usuário, volta para a tela de cadastro e informa que a senha informada é muito curta.</text:p>
      <text:p text:style-name="Standard"/>
      <text:p text:style-name="Standard"><text:tab/>E.6[Nome de usuário já cadastrado]:</text:p>
      <text:p text:style-name="Standard"><text:tab/><text:tab/>1 - O sistema não insere o usuário, volta para a tela de cadastro e informa que o nome de usuário escolhido já está sendo utilizado e pede para o usuário escolher outro nome.</text:p>
      <text:p text:style-name="Standard"><text:tab/><text:tab/></text:p>
      <text:p text:style-name="Standard"><text:tab/>E.7[E-mail já cadastrado]:</text:p>
      <text:p text:style-name="Standard"><text:tab/><text:tab/>1 - O sistema não insere o usuário, volta para a tela de cadastro e informa que o e-mail informado já está cadastrado e pede para o usuário informar outro e-m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dc:date>2009-09-17T21:02:46</dc:date>
    <meta:editing-duration>PT00H27M18S</meta:editing-duration>
    <meta:editing-cycles>29</meta:editing-cycles>
    <meta:generator>OpenOffice.org/3.0$Unix OpenOffice.org_project/300m15$Build-9379</meta:generator>
    <meta:document-statistic meta:table-count="0" meta:image-count="0" meta:object-count="0" meta:page-count="2" meta:paragraph-count="42" meta:word-count="376" meta:character-count="2148"/>
  </office:meta>
</office:document-meta>
</file>